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4.49pt" svg:y="36.7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05615070831734" calcext:value-type="float">
            <text:p>-0.1056150708</text:p>
          </table:table-cell>
          <table:table-cell office:value-type="float" office:value="-0.368664707623283" calcext:value-type="float">
            <text:p>-0.3686647076</text:p>
          </table:table-cell>
          <table:table-cell/>
          <table:table-cell table:formula="of:=[.A4]*1000" office:value-type="float" office:value="-105.615070831734" calcext:value-type="float">
            <text:p>-105.6150708317</text:p>
          </table:table-cell>
          <table:table-cell table:formula="of:=[.B4]*1000" office:value-type="float" office:value="-368.664707623283" calcext:value-type="float">
            <text:p>-368.6647076233</text:p>
          </table:table-cell>
          <table:table-cell/>
          <table:table-cell table:formula="of:=[.D4]-[.$D$45]" office:value-type="float" office:value="-0.414203374958191" calcext:value-type="float">
            <text:p>-0.414203375</text:p>
          </table:table-cell>
          <table:table-cell table:formula="of:=[.E4]-[.$E$45]" office:value-type="float" office:value="1.68868343373049" calcext:value-type="float">
            <text:p>1.6886834337</text:p>
          </table:table-cell>
        </table:table-row>
        <table:table-row table:style-name="ro1">
          <table:table-cell office:value-type="float" office:value="-0.10562189621609" calcext:value-type="float">
            <text:p>-0.1056218962</text:p>
          </table:table-cell>
          <table:table-cell office:value-type="float" office:value="-0.369549491920493" calcext:value-type="float">
            <text:p>-0.3695494919</text:p>
          </table:table-cell>
          <table:table-cell/>
          <table:table-cell table:formula="of:=[.A5]*1000" office:value-type="float" office:value="-105.62189621609" calcext:value-type="float">
            <text:p>-105.6218962161</text:p>
          </table:table-cell>
          <table:table-cell table:formula="of:=[.B5]*1000" office:value-type="float" office:value="-369.549491920493" calcext:value-type="float">
            <text:p>-369.5494919205</text:p>
          </table:table-cell>
          <table:table-cell/>
          <table:table-cell table:formula="of:=[.D5]-[.$D$45]" office:value-type="float" office:value="-0.421028759314126" calcext:value-type="float">
            <text:p>-0.4210287593</text:p>
          </table:table-cell>
          <table:table-cell table:formula="of:=[.E5]-[.$E$45]" office:value-type="float" office:value="0.803899136520727" calcext:value-type="float">
            <text:p>0.8038991365</text:p>
          </table:table-cell>
        </table:table-row>
        <table:table-row table:style-name="ro1">
          <table:table-cell office:value-type="float" office:value="-0.105693459744652" calcext:value-type="float">
            <text:p>-0.1056934597</text:p>
          </table:table-cell>
          <table:table-cell office:value-type="float" office:value="-0.369385463705246" calcext:value-type="float">
            <text:p>-0.3693854637</text:p>
          </table:table-cell>
          <table:table-cell/>
          <table:table-cell table:formula="of:=[.A6]*1000" office:value-type="float" office:value="-105.693459744652" calcext:value-type="float">
            <text:p>-105.6934597447</text:p>
          </table:table-cell>
          <table:table-cell table:formula="of:=[.B6]*1000" office:value-type="float" office:value="-369.385463705246" calcext:value-type="float">
            <text:p>-369.3854637052</text:p>
          </table:table-cell>
          <table:table-cell/>
          <table:table-cell table:formula="of:=[.D6]-[.$D$45]" office:value-type="float" office:value="-0.492592287875823" calcext:value-type="float">
            <text:p>-0.4925922879</text:p>
          </table:table-cell>
          <table:table-cell table:formula="of:=[.E6]-[.$E$45]" office:value-type="float" office:value="0.967927351767685" calcext:value-type="float">
            <text:p>0.9679273518</text:p>
          </table:table-cell>
        </table:table-row>
        <table:table-row table:style-name="ro1">
          <table:table-cell office:value-type="float" office:value="-0.105075375319897" calcext:value-type="float">
            <text:p>-0.1050753753</text:p>
          </table:table-cell>
          <table:table-cell office:value-type="float" office:value="-0.369925071195148" calcext:value-type="float">
            <text:p>-0.3699250712</text:p>
          </table:table-cell>
          <table:table-cell/>
          <table:table-cell table:formula="of:=[.A7]*1000" office:value-type="float" office:value="-105.075375319897" calcext:value-type="float">
            <text:p>-105.0753753199</text:p>
          </table:table-cell>
          <table:table-cell table:formula="of:=[.B7]*1000" office:value-type="float" office:value="-369.925071195148" calcext:value-type="float">
            <text:p>-369.9250711951</text:p>
          </table:table-cell>
          <table:table-cell/>
          <table:table-cell table:formula="of:=[.D7]-[.$D$45]" office:value-type="float" office:value="0.125492136879075" calcext:value-type="float">
            <text:p>0.1254921369</text:p>
          </table:table-cell>
          <table:table-cell table:formula="of:=[.E7]-[.$E$45]" office:value-type="float" office:value="0.428319861865646" calcext:value-type="float">
            <text:p>0.4283198619</text:p>
          </table:table-cell>
        </table:table-row>
        <table:table-row table:style-name="ro1">
          <table:table-cell office:value-type="float" office:value="-0.105140126164938" calcext:value-type="float">
            <text:p>-0.1051401262</text:p>
          </table:table-cell>
          <table:table-cell office:value-type="float" office:value="-0.370440542995032" calcext:value-type="float">
            <text:p>-0.370440543</text:p>
          </table:table-cell>
          <table:table-cell/>
          <table:table-cell table:formula="of:=[.A8]*1000" office:value-type="float" office:value="-105.140126164938" calcext:value-type="float">
            <text:p>-105.1401261649</text:p>
          </table:table-cell>
          <table:table-cell table:formula="of:=[.B8]*1000" office:value-type="float" office:value="-370.440542995032" calcext:value-type="float">
            <text:p>-370.440542995</text:p>
          </table:table-cell>
          <table:table-cell/>
          <table:table-cell table:formula="of:=[.D8]-[.$D$45]" office:value-type="float" office:value="0.0607412918380561" calcext:value-type="float">
            <text:p>0.0607412918</text:p>
          </table:table-cell>
          <table:table-cell table:formula="of:=[.E8]-[.$E$45]" office:value-type="float" office:value="-0.0871519380182804" calcext:value-type="float">
            <text:p>-0.087151938</text:p>
          </table:table-cell>
        </table:table-row>
        <table:table-row table:style-name="ro1">
          <table:table-cell office:value-type="float" office:value="-0.105251757988006" calcext:value-type="float">
            <text:p>-0.105251758</text:p>
          </table:table-cell>
          <table:table-cell office:value-type="float" office:value="-0.37101384310024" calcext:value-type="float">
            <text:p>-0.3710138431</text:p>
          </table:table-cell>
          <table:table-cell/>
          <table:table-cell table:formula="of:=[.A9]*1000" office:value-type="float" office:value="-105.251757988006" calcext:value-type="float">
            <text:p>-105.251757988</text:p>
          </table:table-cell>
          <table:table-cell table:formula="of:=[.B9]*1000" office:value-type="float" office:value="-371.01384310024" calcext:value-type="float">
            <text:p>-371.0138431002</text:p>
          </table:table-cell>
          <table:table-cell/>
          <table:table-cell table:formula="of:=[.D9]-[.$D$45]" office:value-type="float" office:value="-0.0508905312299817" calcext:value-type="float">
            <text:p>-0.0508905312</text:p>
          </table:table-cell>
          <table:table-cell table:formula="of:=[.E9]-[.$E$45]" office:value-type="float" office:value="-0.66045204322586" calcext:value-type="float">
            <text:p>-0.6604520432</text:p>
          </table:table-cell>
        </table:table-row>
        <table:table-row table:style-name="ro1">
          <table:table-cell office:value-type="float" office:value="-0.109058385811952" calcext:value-type="float">
            <text:p>-0.1090583858</text:p>
          </table:table-cell>
          <table:table-cell office:value-type="float" office:value="-0.371762007907624" calcext:value-type="float">
            <text:p>-0.3717620079</text:p>
          </table:table-cell>
          <table:table-cell/>
          <table:table-cell table:formula="of:=[.A10]*1000" office:value-type="float" office:value="-109.058385811952" calcext:value-type="float">
            <text:p>-109.058385812</text:p>
          </table:table-cell>
          <table:table-cell table:formula="of:=[.B10]*1000" office:value-type="float" office:value="-371.762007907624" calcext:value-type="float">
            <text:p>-371.7620079076</text:p>
          </table:table-cell>
          <table:table-cell/>
          <table:table-cell table:formula="of:=[.D10]-[.$D$45]" office:value-type="float" office:value="-3.8575183551765" calcext:value-type="float">
            <text:p>-3.8575183552</text:p>
          </table:table-cell>
          <table:table-cell table:formula="of:=[.E10]-[.$E$45]" office:value-type="float" office:value="-1.40861685061043" calcext:value-type="float">
            <text:p>-1.4086168506</text:p>
          </table:table-cell>
        </table:table-row>
        <table:table-row table:style-name="ro1">
          <table:table-cell office:value-type="float" office:value="-0.104848615988535" calcext:value-type="float">
            <text:p>-0.104848616</text:p>
          </table:table-cell>
          <table:table-cell office:value-type="float" office:value="-0.371729567278827" calcext:value-type="float">
            <text:p>-0.3717295673</text:p>
          </table:table-cell>
          <table:table-cell/>
          <table:table-cell table:formula="of:=[.A11]*1000" office:value-type="float" office:value="-104.848615988535" calcext:value-type="float">
            <text:p>-104.8486159885</text:p>
          </table:table-cell>
          <table:table-cell table:formula="of:=[.B11]*1000" office:value-type="float" office:value="-371.729567278827" calcext:value-type="float">
            <text:p>-371.7295672788</text:p>
          </table:table-cell>
          <table:table-cell/>
          <table:table-cell table:formula="of:=[.D11]-[.$D$45]" office:value-type="float" office:value="0.352251468240937" calcext:value-type="float">
            <text:p>0.3522514682</text:p>
          </table:table-cell>
          <table:table-cell table:formula="of:=[.E11]-[.$E$45]" office:value-type="float" office:value="-1.3761762218133" calcext:value-type="float">
            <text:p>-1.3761762218</text:p>
          </table:table-cell>
        </table:table-row>
        <table:table-row table:style-name="ro1">
          <table:table-cell office:value-type="float" office:value="-0.10505345632956" calcext:value-type="float">
            <text:p>-0.1050534563</text:p>
          </table:table-cell>
          <table:table-cell office:value-type="float" office:value="-0.372572378583752" calcext:value-type="float">
            <text:p>-0.3725723786</text:p>
          </table:table-cell>
          <table:table-cell/>
          <table:table-cell table:formula="of:=[.A12]*1000" office:value-type="float" office:value="-105.05345632956" calcext:value-type="float">
            <text:p>-105.0534563296</text:p>
          </table:table-cell>
          <table:table-cell table:formula="of:=[.B12]*1000" office:value-type="float" office:value="-372.572378583752" calcext:value-type="float">
            <text:p>-372.5723785838</text:p>
          </table:table-cell>
          <table:table-cell/>
          <table:table-cell table:formula="of:=[.D12]-[.$D$45]" office:value-type="float" office:value="0.147411127215491" calcext:value-type="float">
            <text:p>0.1474111272</text:p>
          </table:table-cell>
          <table:table-cell table:formula="of:=[.E12]-[.$E$45]" office:value-type="float" office:value="-2.21898752673803" calcext:value-type="float">
            <text:p>-2.2189875267</text:p>
          </table:table-cell>
        </table:table-row>
        <table:table-row table:style-name="ro1">
          <table:table-cell office:value-type="float" office:value="-0.10516812684069" calcext:value-type="float">
            <text:p>-0.1051681268</text:p>
          </table:table-cell>
          <table:table-cell office:value-type="float" office:value="-0.372420994597041" calcext:value-type="float">
            <text:p>-0.3724209946</text:p>
          </table:table-cell>
          <table:table-cell/>
          <table:table-cell table:formula="of:=[.A13]*1000" office:value-type="float" office:value="-105.16812684069" calcext:value-type="float">
            <text:p>-105.1681268407</text:p>
          </table:table-cell>
          <table:table-cell table:formula="of:=[.B13]*1000" office:value-type="float" office:value="-372.420994597041" calcext:value-type="float">
            <text:p>-372.420994597</text:p>
          </table:table-cell>
          <table:table-cell/>
          <table:table-cell table:formula="of:=[.D13]-[.$D$45]" office:value-type="float" office:value="0.0327406160853485" calcext:value-type="float">
            <text:p>0.0327406161</text:p>
          </table:table-cell>
          <table:table-cell table:formula="of:=[.E13]-[.$E$45]" office:value-type="float" office:value="-2.06760354002762" calcext:value-type="float">
            <text:p>-2.06760354</text:p>
          </table:table-cell>
        </table:table-row>
        <table:table-row table:style-name="ro1">
          <table:table-cell office:value-type="float" office:value="-0.103372898318484" calcext:value-type="float">
            <text:p>-0.1033728983</text:p>
          </table:table-cell>
          <table:table-cell office:value-type="float" office:value="-0.369704540550877" calcext:value-type="float">
            <text:p>-0.3697045406</text:p>
          </table:table-cell>
          <table:table-cell/>
          <table:table-cell table:formula="of:=[.A14]*1000" office:value-type="float" office:value="-103.372898318484" calcext:value-type="float">
            <text:p>-103.3728983185</text:p>
          </table:table-cell>
          <table:table-cell table:formula="of:=[.B14]*1000" office:value-type="float" office:value="-369.704540550877" calcext:value-type="float">
            <text:p>-369.7045405509</text:p>
          </table:table-cell>
          <table:table-cell/>
          <table:table-cell table:formula="of:=[.D14]-[.$D$45]" office:value-type="float" office:value="1.82796913829122" calcext:value-type="float">
            <text:p>1.8279691383</text:p>
          </table:table-cell>
          <table:table-cell table:formula="of:=[.E14]-[.$E$45]" office:value-type="float" office:value="0.648850506136682" calcext:value-type="float">
            <text:p>0.6488505061</text:p>
          </table:table-cell>
        </table:table-row>
        <table:table-row table:style-name="ro1">
          <table:table-cell office:value-type="float" office:value="-0.103447990456013" calcext:value-type="float">
            <text:p>-0.1034479905</text:p>
          </table:table-cell>
          <table:table-cell office:value-type="float" office:value="-0.369954731767439" calcext:value-type="float">
            <text:p>-0.3699547318</text:p>
          </table:table-cell>
          <table:table-cell/>
          <table:table-cell table:formula="of:=[.A15]*1000" office:value-type="float" office:value="-103.447990456013" calcext:value-type="float">
            <text:p>-103.447990456</text:p>
          </table:table-cell>
          <table:table-cell table:formula="of:=[.B15]*1000" office:value-type="float" office:value="-369.954731767439" calcext:value-type="float">
            <text:p>-369.9547317674</text:p>
          </table:table-cell>
          <table:table-cell/>
          <table:table-cell table:formula="of:=[.D15]-[.$D$45]" office:value-type="float" office:value="1.75287700076302" calcext:value-type="float">
            <text:p>1.7528770008</text:p>
          </table:table-cell>
          <table:table-cell table:formula="of:=[.E15]-[.$E$45]" office:value-type="float" office:value="0.398659289574709" calcext:value-type="float">
            <text:p>0.3986592896</text:p>
          </table:table-cell>
        </table:table-row>
        <table:table-row table:style-name="ro1">
          <table:table-cell office:value-type="float" office:value="-0.104233469816618" calcext:value-type="float">
            <text:p>-0.1042334698</text:p>
          </table:table-cell>
          <table:table-cell office:value-type="float" office:value="-0.369766633190733" calcext:value-type="float">
            <text:p>-0.3697666332</text:p>
          </table:table-cell>
          <table:table-cell/>
          <table:table-cell table:formula="of:=[.A16]*1000" office:value-type="float" office:value="-104.233469816618" calcext:value-type="float">
            <text:p>-104.2334698166</text:p>
          </table:table-cell>
          <table:table-cell table:formula="of:=[.B16]*1000" office:value-type="float" office:value="-369.766633190733" calcext:value-type="float">
            <text:p>-369.7666331907</text:p>
          </table:table-cell>
          <table:table-cell/>
          <table:table-cell table:formula="of:=[.D16]-[.$D$45]" office:value-type="float" office:value="0.967397640157941" calcext:value-type="float">
            <text:p>0.9673976402</text:p>
          </table:table-cell>
          <table:table-cell table:formula="of:=[.E16]-[.$E$45]" office:value-type="float" office:value="0.586757866280436" calcext:value-type="float">
            <text:p>0.5867578663</text:p>
          </table:table-cell>
        </table:table-row>
        <table:table-row table:style-name="ro1">
          <table:table-cell office:value-type="float" office:value="-0.104399195089492" calcext:value-type="float">
            <text:p>-0.1043991951</text:p>
          </table:table-cell>
          <table:table-cell office:value-type="float" office:value="-0.370400735388557" calcext:value-type="float">
            <text:p>-0.3704007354</text:p>
          </table:table-cell>
          <table:table-cell/>
          <table:table-cell table:formula="of:=[.A17]*1000" office:value-type="float" office:value="-104.399195089492" calcext:value-type="float">
            <text:p>-104.3991950895</text:p>
          </table:table-cell>
          <table:table-cell table:formula="of:=[.B17]*1000" office:value-type="float" office:value="-370.400735388557" calcext:value-type="float">
            <text:p>-370.4007353886</text:p>
          </table:table-cell>
          <table:table-cell/>
          <table:table-cell table:formula="of:=[.D17]-[.$D$45]" office:value-type="float" office:value="0.801672367283345" calcext:value-type="float">
            <text:p>0.8016723673</text:p>
          </table:table-cell>
          <table:table-cell table:formula="of:=[.E17]-[.$E$45]" office:value-type="float" office:value="-0.0473443315436839" calcext:value-type="float">
            <text:p>-0.0473443315</text:p>
          </table:table-cell>
        </table:table-row>
        <table:table-row table:style-name="ro1">
          <table:table-cell office:value-type="float" office:value="-0.104434433694072" calcext:value-type="float">
            <text:p>-0.1044344337</text:p>
          </table:table-cell>
          <table:table-cell office:value-type="float" office:value="-0.37015763573391" calcext:value-type="float">
            <text:p>-0.3701576357</text:p>
          </table:table-cell>
          <table:table-cell/>
          <table:table-cell table:formula="of:=[.A18]*1000" office:value-type="float" office:value="-104.434433694072" calcext:value-type="float">
            <text:p>-104.4344336941</text:p>
          </table:table-cell>
          <table:table-cell table:formula="of:=[.B18]*1000" office:value-type="float" office:value="-370.15763573391" calcext:value-type="float">
            <text:p>-370.1576357339</text:p>
          </table:table-cell>
          <table:table-cell/>
          <table:table-cell table:formula="of:=[.D18]-[.$D$45]" office:value-type="float" office:value="0.766433762703372" calcext:value-type="float">
            <text:p>0.7664337627</text:p>
          </table:table-cell>
          <table:table-cell table:formula="of:=[.E18]-[.$E$45]" office:value-type="float" office:value="0.195755323103299" calcext:value-type="float">
            <text:p>0.1957553231</text:p>
          </table:table-cell>
        </table:table-row>
        <table:table-row table:style-name="ro1">
          <table:table-cell office:value-type="float" office:value="-0.105242613767305" calcext:value-type="float">
            <text:p>-0.1052426138</text:p>
          </table:table-cell>
          <table:table-cell office:value-type="float" office:value="-0.370063881866306" calcext:value-type="float">
            <text:p>-0.3700638819</text:p>
          </table:table-cell>
          <table:table-cell/>
          <table:table-cell table:formula="of:=[.A19]*1000" office:value-type="float" office:value="-105.242613767305" calcext:value-type="float">
            <text:p>-105.2426137673</text:p>
          </table:table-cell>
          <table:table-cell table:formula="of:=[.B19]*1000" office:value-type="float" office:value="-370.063881866306" calcext:value-type="float">
            <text:p>-370.0638818663</text:p>
          </table:table-cell>
          <table:table-cell/>
          <table:table-cell table:formula="of:=[.D19]-[.$D$45]" office:value-type="float" office:value="-0.0417463105295752" calcext:value-type="float">
            <text:p>-0.0417463105</text:p>
          </table:table-cell>
          <table:table-cell table:formula="of:=[.E19]-[.$E$45]" office:value-type="float" office:value="0.289509190707861" calcext:value-type="float">
            <text:p>0.2895091907</text:p>
          </table:table-cell>
        </table:table-row>
        <table:table-row table:style-name="ro1">
          <table:table-cell office:value-type="float" office:value="-0.105342640654684" calcext:value-type="float">
            <text:p>-0.1053426407</text:p>
          </table:table-cell>
          <table:table-cell office:value-type="float" office:value="-0.369877689878935" calcext:value-type="float">
            <text:p>-0.3698776899</text:p>
          </table:table-cell>
          <table:table-cell/>
          <table:table-cell table:formula="of:=[.A20]*1000" office:value-type="float" office:value="-105.342640654684" calcext:value-type="float">
            <text:p>-105.3426406547</text:p>
          </table:table-cell>
          <table:table-cell table:formula="of:=[.B20]*1000" office:value-type="float" office:value="-369.877689878935" calcext:value-type="float">
            <text:p>-369.8776898789</text:p>
          </table:table-cell>
          <table:table-cell/>
          <table:table-cell table:formula="of:=[.D20]-[.$D$45]" office:value-type="float" office:value="-0.14177319790798" calcext:value-type="float">
            <text:p>-0.1417731979</text:p>
          </table:table-cell>
          <table:table-cell table:formula="of:=[.E20]-[.$E$45]" office:value-type="float" office:value="0.475701178078566" calcext:value-type="float">
            <text:p>0.4757011781</text:p>
          </table:table-cell>
        </table:table-row>
        <table:table-row table:style-name="ro1">
          <table:table-cell office:value-type="float" office:value="-0.106097416285239" calcext:value-type="float">
            <text:p>-0.1060974163</text:p>
          </table:table-cell>
          <table:table-cell office:value-type="float" office:value="-0.369711140879002" calcext:value-type="float">
            <text:p>-0.3697111409</text:p>
          </table:table-cell>
          <table:table-cell/>
          <table:table-cell table:formula="of:=[.A21]*1000" office:value-type="float" office:value="-106.097416285239" calcext:value-type="float">
            <text:p>-106.0974162852</text:p>
          </table:table-cell>
          <table:table-cell table:formula="of:=[.B21]*1000" office:value-type="float" office:value="-369.711140879002" calcext:value-type="float">
            <text:p>-369.711140879</text:p>
          </table:table-cell>
          <table:table-cell/>
          <table:table-cell table:formula="of:=[.D21]-[.$D$45]" office:value-type="float" office:value="-0.896548828463551" calcext:value-type="float">
            <text:p>-0.8965488285</text:p>
          </table:table-cell>
          <table:table-cell table:formula="of:=[.E21]-[.$E$45]" office:value-type="float" office:value="0.64225017801175" calcext:value-type="float">
            <text:p>0.642250178</text:p>
          </table:table-cell>
        </table:table-row>
        <table:table-row table:style-name="ro1">
          <table:table-cell office:value-type="float" office:value="-0.106229682095099" calcext:value-type="float">
            <text:p>-0.1062296821</text:p>
          </table:table-cell>
          <table:table-cell office:value-type="float" office:value="-0.369195833840836" calcext:value-type="float">
            <text:p>-0.3691958338</text:p>
          </table:table-cell>
          <table:table-cell/>
          <table:table-cell table:formula="of:=[.A22]*1000" office:value-type="float" office:value="-106.229682095099" calcext:value-type="float">
            <text:p>-106.2296820951</text:p>
          </table:table-cell>
          <table:table-cell table:formula="of:=[.B22]*1000" office:value-type="float" office:value="-369.195833840836" calcext:value-type="float">
            <text:p>-369.1958338408</text:p>
          </table:table-cell>
          <table:table-cell/>
          <table:table-cell table:formula="of:=[.D22]-[.$D$45]" office:value-type="float" office:value="-1.02881463832306" calcext:value-type="float">
            <text:p>-1.0288146383</text:p>
          </table:table-cell>
          <table:table-cell table:formula="of:=[.E22]-[.$E$45]" office:value-type="float" office:value="1.15755721617728" calcext:value-type="float">
            <text:p>1.1575572162</text:p>
          </table:table-cell>
        </table:table-row>
        <table:table-row table:style-name="ro1">
          <table:table-cell office:value-type="float" office:value="-0.106349806070068" calcext:value-type="float">
            <text:p>-0.1063498061</text:p>
          </table:table-cell>
          <table:table-cell office:value-type="float" office:value="-0.368979806246343" calcext:value-type="float">
            <text:p>-0.3689798062</text:p>
          </table:table-cell>
          <table:table-cell/>
          <table:table-cell table:formula="of:=[.A23]*1000" office:value-type="float" office:value="-106.349806070068" calcext:value-type="float">
            <text:p>-106.3498060701</text:p>
          </table:table-cell>
          <table:table-cell table:formula="of:=[.B23]*1000" office:value-type="float" office:value="-368.979806246343" calcext:value-type="float">
            <text:p>-368.9798062463</text:p>
          </table:table-cell>
          <table:table-cell/>
          <table:table-cell table:formula="of:=[.D23]-[.$D$45]" office:value-type="float" office:value="-1.14893861329202" calcext:value-type="float">
            <text:p>-1.1489386133</text:p>
          </table:table-cell>
          <table:table-cell table:formula="of:=[.E23]-[.$E$45]" office:value-type="float" office:value="1.37358481067082" calcext:value-type="float">
            <text:p>1.3735848107</text:p>
          </table:table-cell>
        </table:table-row>
        <table:table-row table:style-name="ro1">
          <table:table-cell office:value-type="float" office:value="-0.103946325721127" calcext:value-type="float">
            <text:p>-0.1039463257</text:p>
          </table:table-cell>
          <table:table-cell office:value-type="float" office:value="-0.369125862798633" calcext:value-type="float">
            <text:p>-0.3691258628</text:p>
          </table:table-cell>
          <table:table-cell/>
          <table:table-cell table:formula="of:=[.A24]*1000" office:value-type="float" office:value="-103.946325721127" calcext:value-type="float">
            <text:p>-103.9463257211</text:p>
          </table:table-cell>
          <table:table-cell table:formula="of:=[.B24]*1000" office:value-type="float" office:value="-369.125862798634" calcext:value-type="float">
            <text:p>-369.1258627986</text:p>
          </table:table-cell>
          <table:table-cell/>
          <table:table-cell table:formula="of:=[.D24]-[.$D$45]" office:value-type="float" office:value="1.25454173564901" calcext:value-type="float">
            <text:p>1.2545417356</text:p>
          </table:table-cell>
          <table:table-cell table:formula="of:=[.E24]-[.$E$45]" office:value-type="float" office:value="1.22752825838023" calcext:value-type="float">
            <text:p>1.2275282584</text:p>
          </table:table-cell>
        </table:table-row>
        <table:table-row table:style-name="ro1">
          <table:table-cell office:value-type="float" office:value="-0.108661297001205" calcext:value-type="float">
            <text:p>-0.108661297</text:p>
          </table:table-cell>
          <table:table-cell office:value-type="float" office:value="-0.369515263512403" calcext:value-type="float">
            <text:p>-0.3695152635</text:p>
          </table:table-cell>
          <table:table-cell/>
          <table:table-cell table:formula="of:=[.A25]*1000" office:value-type="float" office:value="-108.661297001205" calcext:value-type="float">
            <text:p>-108.6612970012</text:p>
          </table:table-cell>
          <table:table-cell table:formula="of:=[.B25]*1000" office:value-type="float" office:value="-369.515263512403" calcext:value-type="float">
            <text:p>-369.5152635124</text:p>
          </table:table-cell>
          <table:table-cell/>
          <table:table-cell table:formula="of:=[.D25]-[.$D$45]" office:value-type="float" office:value="-3.4604295444295" calcext:value-type="float">
            <text:p>-3.4604295444</text:p>
          </table:table-cell>
          <table:table-cell table:formula="of:=[.E25]-[.$E$45]" office:value-type="float" office:value="0.838127544610302" calcext:value-type="float">
            <text:p>0.8381275446</text:p>
          </table:table-cell>
        </table:table-row>
        <table:table-row table:style-name="ro1">
          <table:table-cell office:value-type="float" office:value="-0.10485598913653" calcext:value-type="float">
            <text:p>-0.1048559891</text:p>
          </table:table-cell>
          <table:table-cell office:value-type="float" office:value="-0.369496122727675" calcext:value-type="float">
            <text:p>-0.3694961227</text:p>
          </table:table-cell>
          <table:table-cell/>
          <table:table-cell table:formula="of:=[.A26]*1000" office:value-type="float" office:value="-104.85598913653" calcext:value-type="float">
            <text:p>-104.8559891365</text:p>
          </table:table-cell>
          <table:table-cell table:formula="of:=[.B26]*1000" office:value-type="float" office:value="-369.496122727675" calcext:value-type="float">
            <text:p>-369.4961227277</text:p>
          </table:table-cell>
          <table:table-cell/>
          <table:table-cell table:formula="of:=[.D26]-[.$D$45]" office:value-type="float" office:value="0.344878320245215" calcext:value-type="float">
            <text:p>0.3448783202</text:p>
          </table:table-cell>
          <table:table-cell table:formula="of:=[.E26]-[.$E$45]" office:value-type="float" office:value="0.857268329338638" calcext:value-type="float">
            <text:p>0.8572683293</text:p>
          </table:table-cell>
        </table:table-row>
        <table:table-row table:style-name="ro1">
          <table:table-cell office:value-type="float" office:value="-0.105024837815441" calcext:value-type="float">
            <text:p>-0.1050248378</text:p>
          </table:table-cell>
          <table:table-cell office:value-type="float" office:value="-0.369947952226045" calcext:value-type="float">
            <text:p>-0.3699479522</text:p>
          </table:table-cell>
          <table:table-cell/>
          <table:table-cell table:formula="of:=[.A27]*1000" office:value-type="float" office:value="-105.024837815441" calcext:value-type="float">
            <text:p>-105.0248378154</text:p>
          </table:table-cell>
          <table:table-cell table:formula="of:=[.B27]*1000" office:value-type="float" office:value="-369.947952226045" calcext:value-type="float">
            <text:p>-369.947952226</text:p>
          </table:table-cell>
          <table:table-cell/>
          <table:table-cell table:formula="of:=[.D27]-[.$D$45]" office:value-type="float" office:value="0.176029641334466" calcext:value-type="float">
            <text:p>0.1760296413</text:p>
          </table:table-cell>
          <table:table-cell table:formula="of:=[.E27]-[.$E$45]" office:value-type="float" office:value="0.405438830968819" calcext:value-type="float">
            <text:p>0.405438831</text:p>
          </table:table-cell>
        </table:table-row>
        <table:table-row table:style-name="ro1">
          <table:table-cell office:value-type="float" office:value="-0.10530258398668" calcext:value-type="float">
            <text:p>-0.105302584</text:p>
          </table:table-cell>
          <table:table-cell office:value-type="float" office:value="-0.370678305648428" calcext:value-type="float">
            <text:p>-0.3706783056</text:p>
          </table:table-cell>
          <table:table-cell/>
          <table:table-cell table:formula="of:=[.A28]*1000" office:value-type="float" office:value="-105.30258398668" calcext:value-type="float">
            <text:p>-105.3025839867</text:p>
          </table:table-cell>
          <table:table-cell table:formula="of:=[.B28]*1000" office:value-type="float" office:value="-370.678305648428" calcext:value-type="float">
            <text:p>-370.6783056484</text:p>
          </table:table-cell>
          <table:table-cell/>
          <table:table-cell table:formula="of:=[.D28]-[.$D$45]" office:value-type="float" office:value="-0.101716529904792" calcext:value-type="float">
            <text:p>-0.1017165299</text:p>
          </table:table-cell>
          <table:table-cell table:formula="of:=[.E28]-[.$E$45]" office:value-type="float" office:value="-0.324914591414313" calcext:value-type="float">
            <text:p>-0.3249145914</text:p>
          </table:table-cell>
        </table:table-row>
        <table:table-row table:style-name="ro1">
          <table:table-cell office:value-type="float" office:value="-0.105470975450406" calcext:value-type="float">
            <text:p>-0.1054709755</text:p>
          </table:table-cell>
          <table:table-cell office:value-type="float" office:value="-0.371054779147159" calcext:value-type="float">
            <text:p>-0.3710547791</text:p>
          </table:table-cell>
          <table:table-cell/>
          <table:table-cell table:formula="of:=[.A29]*1000" office:value-type="float" office:value="-105.470975450406" calcext:value-type="float">
            <text:p>-105.4709754504</text:p>
          </table:table-cell>
          <table:table-cell table:formula="of:=[.B29]*1000" office:value-type="float" office:value="-371.054779147159" calcext:value-type="float">
            <text:p>-371.0547791472</text:p>
          </table:table-cell>
          <table:table-cell/>
          <table:table-cell table:formula="of:=[.D29]-[.$D$45]" office:value-type="float" office:value="-0.270107993630774" calcext:value-type="float">
            <text:p>-0.2701079936</text:p>
          </table:table-cell>
          <table:table-cell table:formula="of:=[.E29]-[.$E$45]" office:value-type="float" office:value="-0.701388090145713" calcext:value-type="float">
            <text:p>-0.7013880901</text:p>
          </table:table-cell>
        </table:table-row>
        <table:table-row table:style-name="ro1">
          <table:table-cell office:value-type="float" office:value="-0.105759827565852" calcext:value-type="float">
            <text:p>-0.1057598276</text:p>
          </table:table-cell>
          <table:table-cell office:value-type="float" office:value="-0.371119857364694" calcext:value-type="float">
            <text:p>-0.3711198574</text:p>
          </table:table-cell>
          <table:table-cell/>
          <table:table-cell table:formula="of:=[.A30]*1000" office:value-type="float" office:value="-105.759827565852" calcext:value-type="float">
            <text:p>-105.7598275659</text:p>
          </table:table-cell>
          <table:table-cell table:formula="of:=[.B30]*1000" office:value-type="float" office:value="-371.119857364694" calcext:value-type="float">
            <text:p>-371.1198573647</text:p>
          </table:table-cell>
          <table:table-cell/>
          <table:table-cell table:formula="of:=[.D30]-[.$D$45]" office:value-type="float" office:value="-0.558960109076651" calcext:value-type="float">
            <text:p>-0.5589601091</text:p>
          </table:table-cell>
          <table:table-cell table:formula="of:=[.E30]-[.$E$45]" office:value-type="float" office:value="-0.766466307680275" calcext:value-type="float">
            <text:p>-0.7664663077</text:p>
          </table:table-cell>
        </table:table-row>
        <table:table-row table:style-name="ro1">
          <table:table-cell office:value-type="float" office:value="-0.106015137255967" calcext:value-type="float">
            <text:p>-0.1060151373</text:p>
          </table:table-cell>
          <table:table-cell office:value-type="float" office:value="-0.370717749130939" calcext:value-type="float">
            <text:p>-0.3707177491</text:p>
          </table:table-cell>
          <table:table-cell/>
          <table:table-cell table:formula="of:=[.A31]*1000" office:value-type="float" office:value="-106.015137255967" calcext:value-type="float">
            <text:p>-106.015137256</text:p>
          </table:table-cell>
          <table:table-cell table:formula="of:=[.B31]*1000" office:value-type="float" office:value="-370.717749130939" calcext:value-type="float">
            <text:p>-370.7177491309</text:p>
          </table:table-cell>
          <table:table-cell/>
          <table:table-cell table:formula="of:=[.D31]-[.$D$45]" office:value-type="float" office:value="-0.814269799190896" calcext:value-type="float">
            <text:p>-0.8142697992</text:p>
          </table:table-cell>
          <table:table-cell table:formula="of:=[.E31]-[.$E$45]" office:value-type="float" office:value="-0.364358073925246" calcext:value-type="float">
            <text:p>-0.3643580739</text:p>
          </table:table-cell>
        </table:table-row>
        <table:table-row table:style-name="ro1">
          <table:table-cell office:value-type="float" office:value="-0.106339975524182" calcext:value-type="float">
            <text:p>-0.1063399755</text:p>
          </table:table-cell>
          <table:table-cell office:value-type="float" office:value="-0.370305319881979" calcext:value-type="float">
            <text:p>-0.3703053199</text:p>
          </table:table-cell>
          <table:table-cell/>
          <table:table-cell table:formula="of:=[.A32]*1000" office:value-type="float" office:value="-106.339975524182" calcext:value-type="float">
            <text:p>-106.3399755242</text:p>
          </table:table-cell>
          <table:table-cell table:formula="of:=[.B32]*1000" office:value-type="float" office:value="-370.305319881979" calcext:value-type="float">
            <text:p>-370.305319882</text:p>
          </table:table-cell>
          <table:table-cell/>
          <table:table-cell table:formula="of:=[.D32]-[.$D$45]" office:value-type="float" office:value="-1.13910806740634" calcext:value-type="float">
            <text:p>-1.1391080674</text:p>
          </table:table-cell>
          <table:table-cell table:formula="of:=[.E32]-[.$E$45]" office:value-type="float" office:value="0.0480711750343517" calcext:value-type="float">
            <text:p>0.048071175</text:p>
          </table:table-cell>
        </table:table-row>
        <table:table-row table:style-name="ro1">
          <table:table-cell office:value-type="float" office:value="-0.102718474486441" calcext:value-type="float">
            <text:p>-0.1027184745</text:p>
          </table:table-cell>
          <table:table-cell office:value-type="float" office:value="-0.372641773542588" calcext:value-type="float">
            <text:p>-0.3726417735</text:p>
          </table:table-cell>
          <table:table-cell/>
          <table:table-cell table:formula="of:=[.A33]*1000" office:value-type="float" office:value="-102.718474486441" calcext:value-type="float">
            <text:p>-102.7184744864</text:p>
          </table:table-cell>
          <table:table-cell table:formula="of:=[.B33]*1000" office:value-type="float" office:value="-372.641773542588" calcext:value-type="float">
            <text:p>-372.6417735426</text:p>
          </table:table-cell>
          <table:table-cell/>
          <table:table-cell table:formula="of:=[.D33]-[.$D$45]" office:value-type="float" office:value="2.4823929703349" calcext:value-type="float">
            <text:p>2.4823929703</text:p>
          </table:table-cell>
          <table:table-cell table:formula="of:=[.E33]-[.$E$45]" office:value-type="float" office:value="-2.28838248557457" calcext:value-type="float">
            <text:p>-2.2883824856</text:p>
          </table:table-cell>
        </table:table-row>
        <table:table-row table:style-name="ro1">
          <table:table-cell office:value-type="float" office:value="-0.103341830666484" calcext:value-type="float">
            <text:p>-0.1033418307</text:p>
          </table:table-cell>
          <table:table-cell office:value-type="float" office:value="-0.371773338483219" calcext:value-type="float">
            <text:p>-0.3717733385</text:p>
          </table:table-cell>
          <table:table-cell/>
          <table:table-cell table:formula="of:=[.A34]*1000" office:value-type="float" office:value="-103.341830666484" calcext:value-type="float">
            <text:p>-103.3418306665</text:p>
          </table:table-cell>
          <table:table-cell table:formula="of:=[.B34]*1000" office:value-type="float" office:value="-371.773338483219" calcext:value-type="float">
            <text:p>-371.7733384832</text:p>
          </table:table-cell>
          <table:table-cell/>
          <table:table-cell table:formula="of:=[.D34]-[.$D$45]" office:value-type="float" office:value="1.85903679029188" calcext:value-type="float">
            <text:p>1.8590367903</text:p>
          </table:table-cell>
          <table:table-cell table:formula="of:=[.E34]-[.$E$45]" office:value-type="float" office:value="-1.41994742620534" calcext:value-type="float">
            <text:p>-1.4199474262</text:p>
          </table:table-cell>
        </table:table-row>
        <table:table-row table:style-name="ro1">
          <table:table-cell office:value-type="float" office:value="-0.103957972259955" calcext:value-type="float">
            <text:p>-0.1039579723</text:p>
          </table:table-cell>
          <table:table-cell office:value-type="float" office:value="-0.371327644163633" calcext:value-type="float">
            <text:p>-0.3713276442</text:p>
          </table:table-cell>
          <table:table-cell/>
          <table:table-cell table:formula="of:=[.A35]*1000" office:value-type="float" office:value="-103.957972259955" calcext:value-type="float">
            <text:p>-103.95797226</text:p>
          </table:table-cell>
          <table:table-cell table:formula="of:=[.B35]*1000" office:value-type="float" office:value="-371.327644163633" calcext:value-type="float">
            <text:p>-371.3276441636</text:p>
          </table:table-cell>
          <table:table-cell/>
          <table:table-cell table:formula="of:=[.D35]-[.$D$45]" office:value-type="float" office:value="1.2428951968202" calcext:value-type="float">
            <text:p>1.2428951968</text:p>
          </table:table-cell>
          <table:table-cell table:formula="of:=[.E35]-[.$E$45]" office:value-type="float" office:value="-0.974253106619415" calcext:value-type="float">
            <text:p>-0.9742531066</text:p>
          </table:table-cell>
        </table:table-row>
        <table:table-row table:style-name="ro1">
          <table:table-cell office:value-type="float" office:value="-0.103965516589583" calcext:value-type="float">
            <text:p>-0.1039655166</text:p>
          </table:table-cell>
          <table:table-cell office:value-type="float" office:value="-0.370964257922681" calcext:value-type="float">
            <text:p>-0.3709642579</text:p>
          </table:table-cell>
          <table:table-cell/>
          <table:table-cell table:formula="of:=[.A36]*1000" office:value-type="float" office:value="-103.965516589583" calcext:value-type="float">
            <text:p>-103.9655165896</text:p>
          </table:table-cell>
          <table:table-cell table:formula="of:=[.B36]*1000" office:value-type="float" office:value="-370.964257922681" calcext:value-type="float">
            <text:p>-370.9642579227</text:p>
          </table:table-cell>
          <table:table-cell/>
          <table:table-cell table:formula="of:=[.D36]-[.$D$45]" office:value-type="float" office:value="1.23535086719274" calcext:value-type="float">
            <text:p>1.2353508672</text:p>
          </table:table-cell>
          <table:table-cell table:formula="of:=[.E36]-[.$E$45]" office:value-type="float" office:value="-0.610866865667504" calcext:value-type="float">
            <text:p>-0.6108668657</text:p>
          </table:table-cell>
        </table:table-row>
        <table:table-row table:style-name="ro1">
          <table:table-cell office:value-type="float" office:value="-0.104613125905275" calcext:value-type="float">
            <text:p>-0.1046131259</text:p>
          </table:table-cell>
          <table:table-cell office:value-type="float" office:value="-0.370264762876382" calcext:value-type="float">
            <text:p>-0.3702647629</text:p>
          </table:table-cell>
          <table:table-cell/>
          <table:table-cell table:formula="of:=[.A37]*1000" office:value-type="float" office:value="-104.613125905275" calcext:value-type="float">
            <text:p>-104.6131259053</text:p>
          </table:table-cell>
          <table:table-cell table:formula="of:=[.B37]*1000" office:value-type="float" office:value="-370.264762876382" calcext:value-type="float">
            <text:p>-370.2647628764</text:p>
          </table:table-cell>
          <table:table-cell/>
          <table:table-cell table:formula="of:=[.D37]-[.$D$45]" office:value-type="float" office:value="0.587741551501011" calcext:value-type="float">
            <text:p>0.5877415515</text:p>
          </table:table-cell>
          <table:table-cell table:formula="of:=[.E37]-[.$E$45]" office:value-type="float" office:value="0.0886281806314742" calcext:value-type="float">
            <text:p>0.0886281806</text:p>
          </table:table-cell>
        </table:table-row>
        <table:table-row table:style-name="ro1">
          <table:table-cell office:value-type="float" office:value="-0.105248999492091" calcext:value-type="float">
            <text:p>-0.1052489995</text:p>
          </table:table-cell>
          <table:table-cell office:value-type="float" office:value="-0.369950836730393" calcext:value-type="float">
            <text:p>-0.3699508367</text:p>
          </table:table-cell>
          <table:table-cell/>
          <table:table-cell table:formula="of:=[.A38]*1000" office:value-type="float" office:value="-105.248999492091" calcext:value-type="float">
            <text:p>-105.2489994921</text:p>
          </table:table-cell>
          <table:table-cell table:formula="of:=[.B38]*1000" office:value-type="float" office:value="-369.950836730393" calcext:value-type="float">
            <text:p>-369.9508367304</text:p>
          </table:table-cell>
          <table:table-cell/>
          <table:table-cell table:formula="of:=[.D38]-[.$D$45]" office:value-type="float" office:value="-0.048132035315291" calcext:value-type="float">
            <text:p>-0.0481320353</text:p>
          </table:table-cell>
          <table:table-cell table:formula="of:=[.E38]-[.$E$45]" office:value-type="float" office:value="0.402554326620475" calcext:value-type="float">
            <text:p>0.4025543266</text:p>
          </table:table-cell>
        </table:table-row>
        <table:table-row table:style-name="ro1">
          <table:table-cell office:value-type="float" office:value="-0.105588669639387" calcext:value-type="float">
            <text:p>-0.1055886696</text:p>
          </table:table-cell>
          <table:table-cell office:value-type="float" office:value="-0.369701085560769" calcext:value-type="float">
            <text:p>-0.3697010856</text:p>
          </table:table-cell>
          <table:table-cell/>
          <table:table-cell table:formula="of:=[.A39]*1000" office:value-type="float" office:value="-105.588669639387" calcext:value-type="float">
            <text:p>-105.5886696394</text:p>
          </table:table-cell>
          <table:table-cell table:formula="of:=[.B39]*1000" office:value-type="float" office:value="-369.701085560769" calcext:value-type="float">
            <text:p>-369.7010855608</text:p>
          </table:table-cell>
          <table:table-cell/>
          <table:table-cell table:formula="of:=[.D39]-[.$D$45]" office:value-type="float" office:value="-0.387802182611679" calcext:value-type="float">
            <text:p>-0.3878021826</text:p>
          </table:table-cell>
          <table:table-cell table:formula="of:=[.E39]-[.$E$45]" office:value-type="float" office:value="0.652305496244878" calcext:value-type="float">
            <text:p>0.6523054962</text:p>
          </table:table-cell>
        </table:table-row>
        <table:table-row table:style-name="ro1">
          <table:table-cell office:value-type="float" office:value="-0.105944139920965" calcext:value-type="float">
            <text:p>-0.1059441399</text:p>
          </table:table-cell>
          <table:table-cell office:value-type="float" office:value="-0.369213859142254" calcext:value-type="float">
            <text:p>-0.3692138591</text:p>
          </table:table-cell>
          <table:table-cell/>
          <table:table-cell table:formula="of:=[.A40]*1000" office:value-type="float" office:value="-105.944139920965" calcext:value-type="float">
            <text:p>-105.944139921</text:p>
          </table:table-cell>
          <table:table-cell table:formula="of:=[.B40]*1000" office:value-type="float" office:value="-369.213859142255" calcext:value-type="float">
            <text:p>-369.2138591423</text:p>
          </table:table-cell>
          <table:table-cell/>
          <table:table-cell table:formula="of:=[.D40]-[.$D$45]" office:value-type="float" office:value="-0.743272464189744" calcext:value-type="float">
            <text:p>-0.7432724642</text:p>
          </table:table-cell>
          <table:table-cell table:formula="of:=[.E40]-[.$E$45]" office:value-type="float" office:value="1.13953191475923" calcext:value-type="float">
            <text:p>1.1395319148</text:p>
          </table:table-cell>
        </table:table-row>
        <table:table-row table:style-name="ro1">
          <table:table-cell office:value-type="float" office:value="-0.106758680744397" calcext:value-type="float">
            <text:p>-0.1067586807</text:p>
          </table:table-cell>
          <table:table-cell office:value-type="float" office:value="-0.368903372479203" calcext:value-type="float">
            <text:p>-0.3689033725</text:p>
          </table:table-cell>
          <table:table-cell/>
          <table:table-cell table:formula="of:=[.A41]*1000" office:value-type="float" office:value="-106.758680744397" calcext:value-type="float">
            <text:p>-106.7586807444</text:p>
          </table:table-cell>
          <table:table-cell table:formula="of:=[.B41]*1000" office:value-type="float" office:value="-368.903372479203" calcext:value-type="float">
            <text:p>-368.9033724792</text:p>
          </table:table-cell>
          <table:table-cell/>
          <table:table-cell table:formula="of:=[.D41]-[.$D$45]" office:value-type="float" office:value="-1.5578132876209" calcext:value-type="float">
            <text:p>-1.5578132876</text:p>
          </table:table-cell>
          <table:table-cell table:formula="of:=[.E41]-[.$E$45]" office:value-type="float" office:value="1.45001857781074" calcext:value-type="float">
            <text:p>1.4500185778</text:p>
          </table:table-cell>
        </table:table-row>
        <table:table-row table:style-name="ro1">
          <table:table-cell office:value-type="float" office:value="-0.107417471556759" calcext:value-type="float">
            <text:p>-0.1074174716</text:p>
          </table:table-cell>
          <table:table-cell office:value-type="float" office:value="-0.368980154422137" calcext:value-type="float">
            <text:p>-0.3689801544</text:p>
          </table:table-cell>
          <table:table-cell/>
          <table:table-cell table:formula="of:=[.A42]*1000" office:value-type="float" office:value="-107.417471556759" calcext:value-type="float">
            <text:p>-107.4174715568</text:p>
          </table:table-cell>
          <table:table-cell table:formula="of:=[.B42]*1000" office:value-type="float" office:value="-368.980154422137" calcext:value-type="float">
            <text:p>-368.9801544221</text:p>
          </table:table-cell>
          <table:table-cell/>
          <table:table-cell table:formula="of:=[.D42]-[.$D$45]" office:value-type="float" office:value="-2.21660409998326" calcext:value-type="float">
            <text:p>-2.2166041</text:p>
          </table:table-cell>
          <table:table-cell table:formula="of:=[.E42]-[.$E$45]" office:value-type="float" office:value="1.37323663487672" calcext:value-type="float">
            <text:p>1.373236634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0])" office:value-type="float" office:value="-105.200867456776" calcext:value-type="float">
            <text:p>-105.2008674568</text:p>
          </table:table-cell>
          <table:table-cell table:formula="of:=AVERAGE([.E4:.E40])" office:value-type="float" office:value="-370.353391057014" calcext:value-type="float">
            <text:p>-370.35339105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 style:data-style-name="N2" text:time-value="12:13:05.033249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7T12:13:51.098031400</dc:date>
    <meta:editing-duration>PT51M32S</meta:editing-duration>
    <meta:editing-cycles>10</meta:editing-cycles>
    <meta:generator>LibreOffice/5.1.6.2$Linux_X86_64 LibreOffice_project/10m0$Build-2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477cm" svg:y="1.474cm" svg:width="11.29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414203374958191">
                <text:p>-0.414203374958191</text:p>
                <draw:g>
                  <svg:desc>test2_base_optical_poses.G4:test2_base_optical_poses.G40</svg:desc>
                </draw:g>
              </table:table-cell>
              <table:table-cell office:value-type="float" office:value="1.68868343373049">
                <text:p>1.68868343373049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21028759314126">
                <text:p>-0.421028759314126</text:p>
              </table:table-cell>
              <table:table-cell office:value-type="float" office:value="0.803899136520727">
                <text:p>0.803899136520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92592287875823">
                <text:p>-0.492592287875823</text:p>
              </table:table-cell>
              <table:table-cell office:value-type="float" office:value="0.967927351767685">
                <text:p>0.9679273517676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492136879075">
                <text:p>0.125492136879075</text:p>
              </table:table-cell>
              <table:table-cell office:value-type="float" office:value="0.428319861865646">
                <text:p>0.4283198618656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07412918380561">
                <text:p>0.0607412918380561</text:p>
              </table:table-cell>
              <table:table-cell office:value-type="float" office:value="-0.0871519380182804">
                <text:p>-0.0871519380182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08905312299817">
                <text:p>-0.0508905312299817</text:p>
              </table:table-cell>
              <table:table-cell office:value-type="float" office:value="-0.66045204322586">
                <text:p>-0.66045204322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8575183551765">
                <text:p>-3.8575183551765</text:p>
              </table:table-cell>
              <table:table-cell office:value-type="float" office:value="-1.40861685061043">
                <text:p>-1.408616850610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2251468240937">
                <text:p>0.352251468240937</text:p>
              </table:table-cell>
              <table:table-cell office:value-type="float" office:value="-1.3761762218133">
                <text:p>-1.3761762218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7411127215491">
                <text:p>0.147411127215491</text:p>
              </table:table-cell>
              <table:table-cell office:value-type="float" office:value="-2.21898752673803">
                <text:p>-2.218987526738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406160853485">
                <text:p>0.0327406160853485</text:p>
              </table:table-cell>
              <table:table-cell office:value-type="float" office:value="-2.06760354002762">
                <text:p>-2.06760354002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796913829122">
                <text:p>1.82796913829122</text:p>
              </table:table-cell>
              <table:table-cell office:value-type="float" office:value="0.648850506136682">
                <text:p>0.648850506136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5287700076302">
                <text:p>1.75287700076302</text:p>
              </table:table-cell>
              <table:table-cell office:value-type="float" office:value="0.398659289574709">
                <text:p>0.398659289574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67397640157941">
                <text:p>0.967397640157941</text:p>
              </table:table-cell>
              <table:table-cell office:value-type="float" office:value="0.586757866280436">
                <text:p>0.586757866280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1672367283345">
                <text:p>0.801672367283345</text:p>
              </table:table-cell>
              <table:table-cell office:value-type="float" office:value="-0.0473443315436839">
                <text:p>-0.0473443315436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6433762703372">
                <text:p>0.766433762703372</text:p>
              </table:table-cell>
              <table:table-cell office:value-type="float" office:value="0.195755323103299">
                <text:p>0.195755323103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417463105295752">
                <text:p>-0.0417463105295752</text:p>
              </table:table-cell>
              <table:table-cell office:value-type="float" office:value="0.289509190707861">
                <text:p>0.289509190707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4177319790798">
                <text:p>-0.14177319790798</text:p>
              </table:table-cell>
              <table:table-cell office:value-type="float" office:value="0.475701178078566">
                <text:p>0.4757011780785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96548828463551">
                <text:p>-0.896548828463551</text:p>
              </table:table-cell>
              <table:table-cell office:value-type="float" office:value="0.64225017801175">
                <text:p>0.642250178011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2881463832306">
                <text:p>-1.02881463832306</text:p>
              </table:table-cell>
              <table:table-cell office:value-type="float" office:value="1.15755721617728">
                <text:p>1.157557216177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14893861329202">
                <text:p>-1.14893861329202</text:p>
              </table:table-cell>
              <table:table-cell office:value-type="float" office:value="1.37358481067082">
                <text:p>1.37358481067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5454173564901">
                <text:p>1.25454173564901</text:p>
              </table:table-cell>
              <table:table-cell office:value-type="float" office:value="1.22752825838023">
                <text:p>1.227528258380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.4604295444295">
                <text:p>-3.4604295444295</text:p>
              </table:table-cell>
              <table:table-cell office:value-type="float" office:value="0.838127544610302">
                <text:p>0.8381275446103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44878320245215">
                <text:p>0.344878320245215</text:p>
              </table:table-cell>
              <table:table-cell office:value-type="float" office:value="0.857268329338638">
                <text:p>0.8572683293386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6029641334466">
                <text:p>0.176029641334466</text:p>
              </table:table-cell>
              <table:table-cell office:value-type="float" office:value="0.405438830968819">
                <text:p>0.4054388309688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01716529904792">
                <text:p>-0.101716529904792</text:p>
              </table:table-cell>
              <table:table-cell office:value-type="float" office:value="-0.324914591414313">
                <text:p>-0.3249145914143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70107993630774">
                <text:p>-0.270107993630774</text:p>
              </table:table-cell>
              <table:table-cell office:value-type="float" office:value="-0.701388090145713">
                <text:p>-0.7013880901457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58960109076651">
                <text:p>-0.558960109076651</text:p>
              </table:table-cell>
              <table:table-cell office:value-type="float" office:value="-0.766466307680275">
                <text:p>-0.766466307680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814269799190896">
                <text:p>-0.814269799190896</text:p>
              </table:table-cell>
              <table:table-cell office:value-type="float" office:value="-0.364358073925246">
                <text:p>-0.3643580739252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3910806740634">
                <text:p>-1.13910806740634</text:p>
              </table:table-cell>
              <table:table-cell office:value-type="float" office:value="0.0480711750343517">
                <text:p>0.0480711750343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4823929703349">
                <text:p>2.4823929703349</text:p>
              </table:table-cell>
              <table:table-cell office:value-type="float" office:value="-2.28838248557457">
                <text:p>-2.28838248557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5903679029188">
                <text:p>1.85903679029188</text:p>
              </table:table-cell>
              <table:table-cell office:value-type="float" office:value="-1.41994742620534">
                <text:p>-1.41994742620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428951968202">
                <text:p>1.2428951968202</text:p>
              </table:table-cell>
              <table:table-cell office:value-type="float" office:value="-0.974253106619415">
                <text:p>-0.974253106619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3535086719274">
                <text:p>1.23535086719274</text:p>
              </table:table-cell>
              <table:table-cell office:value-type="float" office:value="-0.610866865667504">
                <text:p>-0.610866865667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87741551501011">
                <text:p>0.587741551501011</text:p>
              </table:table-cell>
              <table:table-cell office:value-type="float" office:value="0.0886281806314742">
                <text:p>0.0886281806314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48132035315291">
                <text:p>-0.048132035315291</text:p>
              </table:table-cell>
              <table:table-cell office:value-type="float" office:value="0.402554326620475">
                <text:p>0.402554326620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7802182611679">
                <text:p>-0.387802182611679</text:p>
              </table:table-cell>
              <table:table-cell office:value-type="float" office:value="0.652305496244878">
                <text:p>0.6523054962448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743272464189744">
                <text:p>-0.743272464189744</text:p>
              </table:table-cell>
              <table:table-cell office:value-type="float" office:value="1.13953191475923">
                <text:p>1.13953191475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